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9.37cm"/>
    </style:style>
    <style:style style:name="Table1.C" style:family="table-column">
      <style:table-column-properties style:column-width="4.748cm"/>
    </style:style>
    <style:style style:name="Table1.A1" style:family="table-cell">
      <style:table-cell-properties style:vertical-align="middle" fo:padding="0.185cm" fo:border="0.05pt solid #000000"/>
    </style:style>
    <style:style style:name="Table1.B1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1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78cm"/>
    </style:style>
    <style:style style:name="Table2.B" style:family="table-column">
      <style:table-column-properties style:column-width="9.493cm"/>
    </style:style>
    <style:style style:name="Table2.C" style:family="table-column">
      <style:table-column-properties style:column-width="4.842cm"/>
    </style:style>
    <style:style style:name="Table2.A1" style:family="table-cell">
      <style:table-cell-properties style:vertical-align="middle" fo:padding="0.185cm" fo:border="0.05pt solid #000000"/>
    </style:style>
    <style:style style:name="Table2.B1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" style:family="paragraph" style:parent-style-name="Heading_20_1">
      <style:text-properties fo:font-variant="normal" fo:text-transform="none" fo:color="#000000" style:text-line-through-style="none" style:font-name="Trebuchet MS" fo:font-size="15.75pt" fo:font-style="normal" style:text-underline-style="none" fo:font-weight="normal" style:text-blinking="false" fo:background-color="transparent"/>
    </style:style>
    <style:style style:name="P5" style:family="paragraph" style:parent-style-name="Heading_20_3">
      <style:paragraph-properties fo:margin-top="0.282cm" fo:margin-bottom="0cm" style:contextual-spacing="false" fo:line-height="114%" style:writing-mode="lr-tb"/>
      <style:text-properties fo:font-variant="normal" fo:text-transform="none" fo:color="#666666" style:text-line-through-style="none" style:font-name="Trebuchet MS" fo:font-size="12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text-properties officeooo:rsid="001100db" officeooo:paragraph-rsid="001100db"/>
    </style:style>
    <style:style style:name="P7" style:family="paragraph" style:parent-style-name="Table_20_Contents">
      <style:paragraph-properties fo:text-align="center" style:justify-single-word="false"/>
      <style:text-properties officeooo:rsid="001100db" officeooo:paragraph-rsid="001100db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5ef9d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180432" officeooo:paragraph-rsid="00180432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1b0319" officeooo:paragraph-rsid="001b0319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1b0d1b" officeooo:paragraph-rsid="001b0d1b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officeooo:rsid="00124e3f"/>
    </style:style>
    <style:style style:name="T3" style:family="text">
      <style:text-properties officeooo:rsid="001372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5ef9d"/>
    </style:style>
    <style:style style:name="T7" style:family="text">
      <style:text-properties officeooo:rsid="00162de5"/>
    </style:style>
    <style:style style:name="T8" style:family="text">
      <style:text-properties officeooo:rsid="00187d3c"/>
    </style:style>
    <style:style style:name="T9" style:family="text">
      <style:text-properties officeooo:rsid="00189eba"/>
    </style:style>
    <style:style style:name="T10" style:family="text">
      <style:text-properties officeooo:rsid="001ceb3c"/>
    </style:style>
    <style:style style:name="T11" style:family="text">
      <style:text-properties officeooo:rsid="002302f5"/>
    </style:style>
    <style:style style:name="T12" style:family="text">
      <style:text-properties officeooo:rsid="002878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docs-internal-guid-7ea1d788-68cf-5db7-c6b5-3ea42d2829cf"/>Morfeusz - files format</text:h>
      <text:p text:style-name="Text_20_body"/>
      <text:p text:style-name="P2">This document describes format of files used by Morfeusz.</text:p>
      <text:p text:style-name="Text_20_body"/>
      <text:p text:style-name="P2">General notes:</text:p>
      <text:list xml:id="list6186314566406118390" text:style-name="L1">
        <text:list-item>
          <text:p text:style-name="P3">all numbers are encoded using big-endian encoding (unless some other format is described)</text:p>
        </text:list-item>
      </text:list>
      <text:p text:style-name="Text_20_body"/>
      <text:p text:style-name="P2">General layou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field</text:p>
          </table:table-cell>
          <table:table-cell table:style-name="Table1.B1" office:value-type="string">
            <text:p text:style-name="P8">descrip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uint32</text:p>
          </table:table-cell>
          <table:table-cell table:style-name="Table1.B1" office:value-type="string">
            <text:p text:style-name="P9">4-byte magic number 0x8fc2bc1b</text:p>
          </table:table-cell>
          <table:table-cell table:style-name="Table1.A1" table:number-rows-spanned="5" office:value-type="string">
            <text:p text:style-name="P12">FSA data</text:p>
          </table:table-cell>
        </table:table-row>
        <table:table-row>
          <table:table-cell table:style-name="Table1.A1" office:value-type="string">
            <text:p text:style-name="P9">uint8</text:p>
          </table:table-cell>
          <table:table-cell table:style-name="Table1.B1" office:value-type="string">
            <text:p text:style-name="P9">version number (latest is <text:span text:style-name="T11">10</text:span>)</text:p>
          </table:table-cell>
          <table:covered-table-cell/>
        </table:table-row>
        <table:table-row>
          <table:table-cell table:style-name="Table1.A1" office:value-type="string">
            <text:p text:style-name="P9">uint8</text:p>
          </table:table-cell>
          <table:table-cell table:style-name="Table1.B1" office:value-type="string">
            <text:p text:style-name="P9">implemetation code:</text:p>
            <text:p text:style-name="P9">0 - “simple”, constant transition size</text:p>
            <text:p text:style-name="P9">1 - “V1” variable transition size</text:p>
            <text:p text:style-name="P9">2 - “V2” variable transition size</text:p>
          </table:table-cell>
          <table:covered-table-cell/>
        </table:table-row>
        <table:table-row>
          <table:table-cell table:style-name="Table1.A5" office:value-type="string">
            <text:p text:style-name="P11">uint32</text:p>
          </table:table-cell>
          <table:table-cell table:style-name="Table1.B5" office:value-type="string">
            <text:p text:style-name="P11">size of the FSA</text:p>
          </table:table-cell>
          <table:covered-table-cell/>
        </table:table-row>
        <table:table-row>
          <table:table-cell table:style-name="Table1.A5" office:value-type="string">
            <text:p text:style-name="P9">&lt;FSA size&gt; bytes</text:p>
          </table:table-cell>
          <table:table-cell table:style-name="Table1.B5" office:value-type="string">
            <text:p text:style-name="P9">the FSA itself</text:p>
          </table:table-cell>
          <table:covered-table-cell/>
        </table:table-row>
        <table:table-row>
          <table:table-cell table:style-name="Table1.A1" office:value-type="string">
            <text:p text:style-name="P9">uint32</text:p>
          </table:table-cell>
          <table:table-cell table:style-name="Table1.B1" office:value-type="string">
            <text:p text:style-name="P9"><text:span text:style-name="T12">tagset</text:span> data size (in bytes<text:span text:style-name="T2">)</text:span></text:p>
          </table:table-cell>
          <table:table-cell table:style-name="Table1.A1" table:number-rows-spanned="2" office:value-type="string">
            <text:p text:style-name="P12">Additional data</text:p>
          </table:table-cell>
        </table:table-row>
        <table:table-row>
          <table:table-cell table:style-name="Table1.A1" office:value-type="string">
            <text:p text:style-name="P9">&lt;additional data size&gt; bytes</text:p>
          </table:table-cell>
          <table:table-cell table:style-name="Table1.B1" office:value-type="string">
            <text:p text:style-name="P9">additional data (tagset, segment rules)</text:p>
          </table:table-cell>
          <table:covered-table-cell/>
        </table:table-row>
      </table:table>
      <text:p text:style-name="Text_20_body"/>
      <text:h text:style-name="Heading_20_2" text:outline-level="2">Morphological analysis</text:h>
      <text:p text:style-name="Text_20_body"/>
      <text:h text:style-name="P5" text:outline-level="3">Additional data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9">N<text:span text:style-name="T5">t </text:span>- number of tags</text:p>
          </table:table-cell>
          <table:table-cell table:style-name="Table2.A1" table:number-rows-spanned="12" office:value-type="string">
            <text:p text:style-name="P9"/>
            <text:p text:style-name="P13">Tagset data</text:p>
          </table:table-cell>
        </table:table-row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9">first tag identifier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9">UTF8-encoded, null-terminated string representing the first tag</text:p>
          </table:table-cell>
          <table:covered-table-cell/>
        </table:table-row>
        <table:table-row>
          <table:table-cell table:style-name="Table2.A1" office:value-type="string">
            <text:p text:style-name="P14">…</text:p>
          </table:table-cell>
          <table:table-cell table:style-name="Table2.B1" office:value-type="string">
            <text:p text:style-name="P9">...</text:p>
          </table:table-cell>
          <table:covered-table-cell/>
        </table:table-row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10">N<text:span text:style-name="T5">t </text:span>-th tag identifier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10">UTF8-encoded, null-terminated string representing <text:soft-page-break/>the N<text:span text:style-name="T5">t </text:span>-th tag</text:p>
          </table:table-cell>
          <table:covered-table-cell/>
        </table:table-row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10">N<text:span text:style-name="T6">n</text:span> - number of named entity types</text:p>
          </table:table-cell>
          <table:covered-table-cell/>
        </table:table-row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9">first named entity identifier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9">UTF8-encoded, null-terminated string representing the first named entity</text:p>
          </table:table-cell>
          <table:covered-table-cell/>
        </table:table-row>
        <table:table-row>
          <table:table-cell table:style-name="Table2.A1" office:value-type="string">
            <text:p text:style-name="P14">…</text:p>
          </table:table-cell>
          <table:table-cell table:style-name="Table2.B1" office:value-type="string">
            <text:p text:style-name="P9">...</text:p>
          </table:table-cell>
          <table:covered-table-cell/>
        </table:table-row>
        <table:table-row>
          <table:table-cell table:style-name="Table2.A1" office:value-type="string">
            <text:p text:style-name="P9">uint16</text:p>
          </table:table-cell>
          <table:table-cell table:style-name="Table2.B1" office:value-type="string">
            <text:p text:style-name="P10">N<text:span text:style-name="T6">n</text:span>-th named entity identifier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10">UTF8-encoded, null-terminated string representing the N<text:span text:style-name="T6">n</text:span>-th named entity</text:p>
          </table:table-cell>
          <table:covered-table-cell/>
        </table:table-row>
        <table:table-row>
          <table:table-cell table:style-name="Table2.A1" office:value-type="string">
            <text:p text:style-name="P9">uint8</text:p>
          </table:table-cell>
          <table:table-cell table:style-name="Table2.B1" office:value-type="string">
            <text:p text:style-name="P10">N<text:span text:style-name="T6">s</text:span> - segmentation automata<text:span text:style-name="T8">s</text:span> <text:span text:style-name="T9">count</text:span></text:p>
          </table:table-cell>
          <table:table-cell table:style-name="Table2.A1" table:number-rows-spanned="8" office:value-type="string">
            <text:p text:style-name="P13">Segmentation rules data</text:p>
          </table:table-cell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9">UTF8-encoded, null-terminated string representing “aggl” value of first segmentation FSA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9">UTF8-encoded, null-terminated string representing “praet” value of first segmentation FSA</text:p>
          </table:table-cell>
          <table:covered-table-cell/>
        </table:table-row>
        <table:table-row>
          <table:table-cell table:style-name="Table2.A1" office:value-type="string">
            <text:p text:style-name="P9">&lt;size of first segmentation automaton&gt; bytes</text:p>
          </table:table-cell>
          <table:table-cell table:style-name="Table2.B1" office:value-type="string">
            <text:p text:style-name="P9">first segmentation automaton</text:p>
          </table:table-cell>
          <table:covered-table-cell/>
        </table:table-row>
        <table:table-row>
          <table:table-cell table:style-name="Table2.A1" office:value-type="string">
            <text:p text:style-name="P9">...</text:p>
          </table:table-cell>
          <table:table-cell table:style-name="Table2.B1" office:value-type="string">
            <text:p text:style-name="P9">...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10">UTF8-encoded, null-terminated string representing “aggl” value of N<text:span text:style-name="T6">s</text:span>-th segmentation FSA</text:p>
          </table:table-cell>
          <table:covered-table-cell/>
        </table:table-row>
        <table:table-row>
          <table:table-cell table:style-name="Table2.A1" office:value-type="string">
            <text:p text:style-name="P9">string</text:p>
          </table:table-cell>
          <table:table-cell table:style-name="Table2.B1" office:value-type="string">
            <text:p text:style-name="P10">UTF8-encoded, null-terminated string representing “praet” value of N<text:span text:style-name="T6">s</text:span>-th segmentation FSA</text:p>
          </table:table-cell>
          <table:covered-table-cell/>
        </table:table-row>
        <table:table-row>
          <table:table-cell table:style-name="Table2.A1" office:value-type="string">
            <text:p text:style-name="P10">&lt;size of N<text:span text:style-name="T6">s</text:span>-th segmentation automaton&gt; bytes</text:p>
          </table:table-cell>
          <table:table-cell table:style-name="Table2.B1" office:value-type="string">
            <text:p text:style-name="P10">N<text:span text:style-name="T6">s</text:span>-th segmentation automaton <text:span text:style-name="T10">(the same format as in „FSA data”)</text:span></text:p>
          </table:table-cell>
          <table:covered-table-cell/>
        </table:table-row>
      </table:table>
      <text:p text:style-name="Text_20_body"><text:span text:style-name="T1"><text:line-break/></text:span></text:p>
      <text:p text:style-name="Text_20_body"><text:span text:style-name="T1"/></text:p>
      <text:h text:style-name="Heading_20_2" text:outline-level="2"><text:span text:style-name="T4">Morphological synthesis</text:span></text:h>
      <text:p text:style-name="Text_20_body"><text:span text:style-name="T4"/></text:p>
      <text:p text:style-name="Text_20_body">The same as <text:span text:style-name="T3">in morphological analysis, but Segmentation rules automata section is not pres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Hindi1" svg:font-family="'Lohit Hindi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2:30:39.047862841</meta:creation-date>
    <dc:date>2014-02-25T14:49:43.344733186</dc:date>
    <meta:editing-duration>PT2H16M50S</meta:editing-duration>
    <meta:editing-cycles>22</meta:editing-cycles>
    <meta:generator>LibreOffice/4.1.2.3$Linux_X86_64 LibreOffice_project/410m0$Build-3</meta:generator>
    <meta:print-date>2014-02-25T14:01:21.987815704</meta:print-date>
    <meta:document-statistic meta:table-count="2" meta:image-count="0" meta:object-count="0" meta:page-count="2" meta:paragraph-count="73" meta:word-count="269" meta:character-count="1866" meta:non-whitespace-character-count="1669"/>
  </office:meta>
</office:document-meta>
</file>